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DF3F560150C78968.jpg" manifest:media-type="image/jpeg"/>
  <manifest:file-entry manifest:full-path="Pictures/10000000000005140000004FCDF96A0500498FA4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6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7" style:family="paragraph" style:parent-style-name="Standard" style:list-style-name="L1">
      <style:text-properties officeooo:rsid="000321d1" officeooo:paragraph-rsid="000321d1"/>
    </style:style>
    <style:style style:name="P8" style:family="paragraph" style:parent-style-name="Standard" style:list-style-name="L1">
      <style:text-properties officeooo:rsid="00024a10" officeooo:paragraph-rsid="0000c8f9"/>
    </style:style>
    <style:style style:name="P9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0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13b2d" officeooo:paragraph-rsid="00013b2d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5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</text:index-body>
      </text:table-of-content>
      <text:p text:style-name="P4">Introdução <text:span text:style-name="T5">ao GIT</text:span></text:p>
      <text:p text:style-name="P3"/>
      <text:list xml:id="list3467801833" text:style-name="L1">
        <text:list-header>
          <text:p text:style-name="P6">Exercício de Fixação</text:p>
          <text:p text:style-name="P7"/>
        </text:list-header>
        <text:list-item>
          <text:p text:style-name="P8">O que é um sistema de controle de versão?</text:p>
          <text:p text:style-name="P9">__________________________________________________________________________</text:p>
          <text:p text:style-name="P9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8">O que é GIT?</text:p>
          <text:p text:style-name="P9">__________________________________________________________________________</text:p>
          <text:p text:style-name="P9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8">O que é GITHUB?</text:p>
          <text:p text:style-name="P9">__________________________________________________________________________</text:p>
          <text:p text:style-name="P9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8">O que é <text:span text:style-name="T1">merge</text:span>?</text:p>
          <text:p text:style-name="P9">__________________________________________________________________________</text:p>
          <text:p text:style-name="P9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8">O que é <text:span text:style-name="T2">branch</text:span>?</text:p>
          <text:p text:style-name="P9">__________________________________________________________________________</text:p>
          <text:p text:style-name="P9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8"><text:span text:style-name="T3">Qual a diferença de Master Branch e Feature Branch</text:span>?</text:p>
          <text:p text:style-name="P9">__________________________________________________________________________</text:p>
          <text:p text:style-name="P9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8"><text:span text:style-name="T3">Qua</text:span><text:span text:style-name="T4">is os principais comandos do GIT?</text:span></text:p>
          <text:p text:style-name="P9">__________________________________________________________________________</text:p>
          <text:p text:style-name="P9">__________________________________________________________________________</text:p>
          <text:p text:style-name="P11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DF3F560150C78968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CDF96A0500498FA4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1T19:44:33.110000000</dc:date>
    <meta:editing-duration>PT48M6S</meta:editing-duration>
    <meta:editing-cycles>4</meta:editing-cycles>
    <meta:generator>LibreOffice/7.2.5.2$Windows_X86_64 LibreOffice_project/499f9727c189e6ef3471021d6132d4c694f357e5</meta:generator>
    <meta:document-statistic meta:table-count="0" meta:image-count="2" meta:object-count="0" meta:page-count="4" meta:paragraph-count="39" meta:word-count="120" meta:character-count="2074" meta:non-whitespace-character-count="1999"/>
  </office:meta>
</office:document-meta>
</file>